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onsolas" svg:font-family="Consolas" style:font-family-generic="modern" style:font-pitch="fixed" svg:panose-1="2 11 6 9 2 2 4 3 2 4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Heading3" style:master-page-name="MP0" style:family="paragraph">
      <style:paragraph-properties fo:break-before="page"/>
    </style:style>
    <style:style style:name="P2" style:parent-style-name="PreformattedText" style:family="paragraph">
      <style:paragraph-properties fo:margin-bottom="0.1965in"/>
    </style:style>
    <style:style style:name="P3" style:parent-style-name="PreformattedText" style:family="paragraph">
      <style:paragraph-properties fo:margin-bottom="0.1965in"/>
    </style:style>
    <style:style style:name="P4" style:parent-style-name="PreformattedText" style:family="paragraph">
      <style:paragraph-properties fo:margin-bottom="0.1965in"/>
    </style:style>
    <style:style style:name="P5" style:parent-style-name="PreformattedText" style:family="paragraph">
      <style:paragraph-properties fo:margin-bottom="0.1965in"/>
    </style:style>
    <style:style style:name="P6" style:parent-style-name="PreformattedText" style:family="paragraph">
      <style:paragraph-properties fo:margin-bottom="0.1965in"/>
    </style:style>
  </office:automatic-styles>
  <office:body>
    <office:text text:use-soft-page-breaks="true">
      <text:h text:style-name="P1" text:outline-level="3"><text:span text:style-name="StrongEmphasis">1. LogFileMapper.java</text:span><text:s/>(Used for mapping the IP addresses from the input CSV file)</text:h>
      <text:p text:style-name="PreformattedText"><text:span text:style-name="SourceText">package LogFileCountry;</text:span></text:p>
      <text:p text:style-name="PreformattedText"/>
      <text:p text:style-name="PreformattedText"><text:span text:style-name="SourceText">import<text:s/></text:span><text:span text:style-name="SourceText">java.io.IOException;</text:span></text:p>
      <text:p text:style-name="PreformattedText"><text:span text:style-name="SourceText">import org.apache.hadoop.io.IntWritable;</text:span></text:p>
      <text:p text:style-name="PreformattedText"><text:span text:style-name="SourceText">import org.apache.hadoop.io.LongWritable;</text:span></text:p>
      <text:p text:style-name="PreformattedText"><text:span text:style-name="SourceText">import org.apache.hadoop.io.Text;</text:span></text:p>
      <text:p text:style-name="PreformattedText"><text:span text:style-name="SourceText">import org.apache.hadoop.mapred.*;</text:span></text:p>
      <text:p text:style-name="PreformattedText"/>
      <text:p text:style-name="PreformattedText"><text:span text:style-name="SourceText">public class LogFileMapper extends MapReduceBase implements<text:s/></text:span><text:span text:style-name="SourceText">Mapper&lt;LongWritable, Text, Text, IntWritable&gt; {</text:span></text:p>
      <text:p text:style-name="PreformattedText"><text:span text:style-name="SourceText"><text:s text:c="4"/>private final static IntWritable one = new IntWritable(1);</text:span></text:p>
      <text:p text:style-name="PreformattedText"/>
      <text:p text:style-name="PreformattedText"><text:span text:style-name="SourceText"><text:s text:c="4"/>public void map(LongWritable key, Text value, OutputCollector&lt;Text, IntWritable&gt; output, Reporter reporter) throws IOException {</text:span></text:p>
      <text:p text:style-name="PreformattedText"><text:span text:style-name="SourceText"><text:s text:c="8"/>Str</text:span><text:span text:style-name="SourceText">ing valueString = value.toString();</text:span></text:p>
      <text:p text:style-name="PreformattedText"><text:span text:style-name="SourceText"><text:s text:c="8"/>String[] SingleIpData = valueString.split("-");</text:span></text:p>
      <text:p text:style-name="PreformattedText"><text:span text:style-name="SourceText"><text:s text:c="8"/>output.collect(new Text(SingleIpData[0]), one);</text:span></text:p>
      <text:p text:style-name="PreformattedText"><text:span text:style-name="SourceText"><text:s text:c="4"/>}</text:span></text:p>
      <text:p text:style-name="P2"><text:span text:style-name="SourceText">}</text:span></text:p>
      <text:h text:style-name="Heading3" text:outline-level="3"><text:span text:style-name="StrongEmphasis">2. LogFileReduce.java</text:span><text:s/>(Used for reducing the data received from the mapper process to the final output)</text:h>
      <text:p text:style-name="PreformattedText"><text:span text:style-name="SourceText">package LogFileCountry;</text:span></text:p>
      <text:p text:style-name="PreformattedText"/>
      <text:p text:style-name="PreformattedText"><text:span text:style-name="SourceText">import java.io.IOException;</text:span></text:p>
      <text:p text:style-name="PreformattedText"><text:span text:style-name="SourceText">import java.util.*;</text:span></text:p>
      <text:p text:style-name="PreformattedText"><text:span text:style-name="SourceText">import org.apache.hadoop.io.IntWritable;</text:span></text:p>
      <text:p text:style-name="PreformattedText"><text:span text:style-name="SourceText">import org.apache.hadoop.io.Text;</text:span></text:p>
      <text:p text:style-name="PreformattedText"><text:span text:style-name="SourceText">import org.apache.hadoop.mapred.*;</text:span></text:p>
      <text:p text:style-name="PreformattedText"/>
      <text:p text:style-name="PreformattedText"><text:span text:style-name="SourceText">public class LogFileReducer extends MapReduceBase implements Reducer</text:span><text:span text:style-name="SourceText">&lt;Text, IntWritable, Text, IntWritable&gt; {</text:span></text:p>
      <text:p text:style-name="PreformattedText"><text:span text:style-name="SourceText"><text:s text:c="4"/>public void reduce(Text t_key, Iterator&lt;IntWritable&gt; values, OutputCollector&lt;Text, IntWritable&gt; output, Reporter reporter) throws IOException {</text:span></text:p>
      <text:p text:style-name="PreformattedText"><text:span text:style-name="SourceText"><text:s text:c="8"/>Text key = t_key;</text:span></text:p>
      <text:p text:style-name="PreformattedText"><text:span text:style-name="SourceText"><text:s text:c="8"/>int frequencyForIp = 0;</text:span></text:p>
      <text:p text:style-name="PreformattedText"/>
      <text:p text:style-name="PreformattedText"><text:span text:style-name="SourceText"><text:s text:c="8"/></text:span><text:span text:style-name="SourceText">while (values.hasNext()) {</text:span></text:p>
      <text:p text:style-name="PreformattedText"><text:span text:style-name="SourceText"><text:s text:c="12"/>// replace type of value with the actual type of our value</text:span></text:p>
      <text:p text:style-name="PreformattedText"><text:span text:style-name="SourceText"><text:s text:c="12"/>IntWritable value = (IntWritable) values.next();</text:span></text:p>
      <text:p text:style-name="PreformattedText"><text:span text:style-name="SourceText"><text:s text:c="12"/>frequencyForIp += value.get();</text:span></text:p>
      <text:p text:style-name="PreformattedText"><text:span text:style-name="SourceText"><text:s text:c="8"/>}</text:span></text:p>
      <text:p text:style-name="PreformattedText"/>
      <text:p text:style-name="PreformattedText"><text:span text:style-name="SourceText"><text:s text:c="8"/></text:span><text:span text:style-name="SourceText">output.collect(key, new IntWritable(frequencyForIp));</text:span></text:p>
      <text:p text:style-name="PreformattedText"><text:span text:style-name="SourceText"><text:s text:c="4"/>}</text:span></text:p>
      <text:p text:style-name="P3"><text:span text:style-name="SourceText">}</text:span></text:p>
      <text:soft-page-break/>
      <text:h text:style-name="Heading3" text:outline-level="3"><text:span text:style-name="StrongEmphasis">3. LogFileCountryDriver.java</text:span><text:s/>(The driver code to run MapReduce on HDFS)</text:h>
      <text:p text:style-name="PreformattedText"><text:span text:style-name="SourceText">package LogFileCountry;</text:span></text:p>
      <text:p text:style-name="PreformattedText"/>
      <text:p text:style-name="PreformattedText"><text:span text:style-name="SourceText">import org.apache.hadoop.fs.Path;</text:span></text:p>
      <text:p text:style-name="PreformattedText"><text:span text:style-name="SourceText">import org.apache.hadoop.io.*;</text:span></text:p>
      <text:p text:style-name="PreformattedText"><text:span text:style-name="SourceText">import<text:s/></text:span><text:span text:style-name="SourceText">org.apache.hadoop.mapred.*;</text:span></text:p>
      <text:p text:style-name="PreformattedText"/>
      <text:p text:style-name="PreformattedText"><text:span text:style-name="SourceText">public class LogFileCountryDriver {</text:span></text:p>
      <text:p text:style-name="PreformattedText"><text:span text:style-name="SourceText"><text:s text:c="4"/>public static void main(String[] args) {</text:span></text:p>
      <text:p text:style-name="PreformattedText"><text:span text:style-name="SourceText"><text:s text:c="8"/>JobClient my_client = new JobClient();</text:span></text:p>
      <text:p text:style-name="PreformattedText"><text:span text:style-name="SourceText"><text:s text:c="8"/></text:span></text:p>
      <text:p text:style-name="PreformattedText"><text:span text:style-name="SourceText"><text:s text:c="8"/>// Create a configuration object for the job</text:span></text:p>
      <text:p text:style-name="PreformattedText"><text:span text:style-name="SourceText"><text:s text:c="8"/>JobConf job_conf = new JobCon</text:span><text:span text:style-name="SourceText">f(LogFileCountryDriver.class);</text:span></text:p>
      <text:p text:style-name="PreformattedText"><text:span text:style-name="SourceText"><text:s text:c="8"/></text:span></text:p>
      <text:p text:style-name="PreformattedText"><text:span text:style-name="SourceText"><text:s text:c="8"/>// Set a name for the job</text:span></text:p>
      <text:p text:style-name="PreformattedText"><text:span text:style-name="SourceText"><text:s text:c="8"/>job_conf.setJobName("LogFileIP");</text:span></text:p>
      <text:p text:style-name="PreformattedText"><text:span text:style-name="SourceText"><text:s text:c="8"/></text:span></text:p>
      <text:p text:style-name="PreformattedText"><text:span text:style-name="SourceText"><text:s text:c="8"/>// Specify data type of output key and value</text:span></text:p>
      <text:p text:style-name="PreformattedText"><text:span text:style-name="SourceText"><text:s text:c="8"/>job_conf.setOutputKeyClass(Text.class);</text:span></text:p>
      <text:p text:style-name="PreformattedText"><text:span text:style-name="SourceText"><text:s text:c="8"/>job_conf.setOutputValu</text:span><text:span text:style-name="SourceText">eClass(IntWritable.class);</text:span></text:p>
      <text:p text:style-name="PreformattedText"><text:span text:style-name="SourceText"><text:s text:c="8"/></text:span></text:p>
      <text:p text:style-name="PreformattedText"><text:span text:style-name="SourceText"><text:s text:c="8"/>// Specify names of Mapper and Reducer Class</text:span></text:p>
      <text:p text:style-name="PreformattedText"><text:span text:style-name="SourceText"><text:s text:c="8"/>job_conf.setMapperClass(LogFileCountry.LogFileMapper.class);</text:span></text:p>
      <text:p text:style-name="PreformattedText"><text:span text:style-name="SourceText"><text:s text:c="8"/>job_conf.setReducerClass(LogFileCountry.LogFileReducer.class);</text:span></text:p>
      <text:p text:style-name="PreformattedText"><text:span text:style-name="SourceText"><text:s text:c="8"/></text:span></text:p>
      <text:p text:style-name="PreformattedText"><text:span text:style-name="SourceText"><text:s text:c="8"/>//<text:s/></text:span><text:span text:style-name="SourceText">Specify formats of the data type of Input and Output</text:span></text:p>
      <text:p text:style-name="PreformattedText"><text:span text:style-name="SourceText"><text:s text:c="8"/>job_conf.setInputFormat(TextInputFormat.class);</text:span></text:p>
      <text:p text:style-name="PreformattedText"><text:span text:style-name="SourceText"><text:s text:c="8"/>job_conf.setOutputFormat(TextOutputFormat.class);</text:span></text:p>
      <text:p text:style-name="PreformattedText"><text:span text:style-name="SourceText"><text:s text:c="8"/></text:span></text:p>
      <text:p text:style-name="PreformattedText"><text:span text:style-name="SourceText"><text:s text:c="8"/>// Set input and output directories using command line arguments,</text:span></text:p>
      <text:p text:style-name="PreformattedText"><text:span text:style-name="SourceText"><text:s text:c="6"/></text:span><text:span text:style-name="SourceText"><text:s text:c="2"/>// arg[0] = name of input directory on HDFS, and arg[1] = name of output directory to be created to store the output file.</text:span></text:p>
      <text:p text:style-name="PreformattedText"><text:span text:style-name="SourceText"><text:s text:c="8"/>FileInputFormat.setInputPaths(job_conf, new Path(args[0]));</text:span></text:p>
      <text:p text:style-name="PreformattedText"><text:span text:style-name="SourceText"><text:s text:c="8"/>FileOutputFormat.setOutputPath(job_conf, new Path(args[</text:span><text:span text:style-name="SourceText">1]));</text:span></text:p>
      <text:p text:style-name="PreformattedText"><text:span text:style-name="SourceText"><text:s text:c="8"/></text:span></text:p>
      <text:p text:style-name="PreformattedText"><text:span text:style-name="SourceText"><text:s text:c="8"/>my_client.setConf(job_conf);</text:span></text:p>
      <text:p text:style-name="PreformattedText"><text:span text:style-name="SourceText"><text:s text:c="8"/></text:span></text:p>
      <text:p text:style-name="PreformattedText"><text:span text:style-name="SourceText"><text:s text:c="8"/>try {</text:span></text:p>
      <text:p text:style-name="PreformattedText"><text:span text:style-name="SourceText"><text:s text:c="12"/>// Run the job</text:span></text:p>
      <text:p text:style-name="PreformattedText"><text:span text:style-name="SourceText"><text:s text:c="12"/>JobClient.runJob(job_conf);</text:span></text:p>
      <text:p text:style-name="PreformattedText"><text:span text:style-name="SourceText"><text:s text:c="8"/>} catch (Exception e) {</text:span></text:p>
      <text:p text:style-name="PreformattedText"><text:span text:style-name="SourceText"><text:s text:c="12"/>e.printStackTrace();</text:span></text:p>
      <text:p text:style-name="PreformattedText"><text:span text:style-name="SourceText"><text:s text:c="8"/>}</text:span></text:p>
      <text:p text:style-name="PreformattedText"><text:span text:style-name="SourceText"><text:s text:c="4"/>}</text:span></text:p>
      <text:p text:style-name="P4"><text:span text:style-name="SourceText">}</text:span></text:p>
      <text:h text:style-name="Heading3" text:outline-level="3"><text:span text:style-name="SourceText">L</text:span><text:span text:style-name="StrongEmphasis">og File Input Sample (log_file</text:span><text:span text:style-name="StrongEmphasis">.txt):</text:span></text:h>
      <text:p text:style-name="PreformattedText"><text:span text:style-name="SourceText">0.223.157.186 - - [15/Jul/2009:20:50:32 -0700] "GET /assets/js/the-associates.js HTTP/1.1" 304 -</text:span></text:p>
      <text:soft-page-break/>
      <text:p text:style-name="PreformattedText"><text:span text:style-name="SourceText">10.223.157.186 - - [15/Jul/2009:20:50:33 -0700] "GET /assets/img/home-logo.png HTTP/1.1" 304 -</text:span></text:p>
      <text:p text:style-name="PreformattedText"><text:span text:style-name="SourceText">10.223.157.186 - - [15/Jul/2009:20:50:33 -0700] "GET /ass</text:span><text:span text:style-name="SourceText">ets/img/dummy/primary-news-2.jpg HTTP/1.1" 304 -</text:span></text:p>
      <text:p text:style-name="PreformattedText"><text:span text:style-name="SourceText">10.223.157.186 - - [15/Jul/2009:20:50:33 -0700] "GET /assets/img/dummy/primary-news-1.jpg HTTP/1.1" 304 -</text:span></text:p>
      <text:p text:style-name="PreformattedText"><text:span text:style-name="SourceText">10.223.157.186 - - [15/Jul/2009:20:50:33 -0700] "GET<text:s/></text:span><text:span text:style-name="SourceText">/assets/img/home-media-block-placeholder.jpg HTTP/1.1" 304 -</text:span></text:p>
      <text:p text:style-name="PreformattedText"><text:span text:style-name="SourceText">10.223.157.186 - - [15/Jul/2009:20:50:33 -0700] "GET /assets/img/dummy/secondary-news-4.jpg HTTP/1.1" 304 -</text:span></text:p>
      <text:p text:style-name="PreformattedText"><text:span text:style-name="SourceText">10.223.157.186 - - [15/Jul/2009:20:50:33 -0700] "GET /assets/img/loading.gif HTTP/1.1"<text:s/></text:span><text:span text:style-name="SourceText">304 -</text:span></text:p>
      <text:p text:style-name="P5"><text:span text:style-name="SourceText">10.223.157.186 - - [15/Jul/2009:20:50:33 -0700] "GET /assets/img/search-button.gif HTTP/1.1" 304 -</text:span></text:p>
      <text:h text:style-name="Heading3" text:outline-level="3"><text:span text:style-name="StrongEmphasis">Output Sample (part-00000.txt on Hadoop):</text:span></text:h>
      <text:p text:style-name="PreformattedText"><text:span text:style-name="SourceText">10.1.1.236</text:span></text:p>
      <text:p text:style-name="PreformattedText"><text:span text:style-name="SourceText">10.1.181.142</text:span></text:p>
      <text:p text:style-name="PreformattedText"><text:span text:style-name="SourceText">10.1.232.315</text:span></text:p>
      <text:p text:style-name="PreformattedText"><text:span text:style-name="SourceText">10.10.55.142</text:span></text:p>
      <text:p text:style-name="PreformattedText"><text:span text:style-name="SourceText">10.102.101.661</text:span></text:p>
      <text:p text:style-name="PreformattedText"><text:span text:style-name="SourceText">10.103.184.104</text:span></text:p>
      <text:p text:style-name="PreformattedText"><text:span text:style-name="SourceText">10.103.190.8153</text:span></text:p>
      <text:p text:style-name="PreformattedText"><text:span text:style-name="SourceText">10.103.63.291</text:span></text:p>
      <text:p text:style-name="PreformattedText"><text:span text:style-name="SourceText">10.104.73.511</text:span></text:p>
      <text:p text:style-name="PreformattedText"><text:span text:style-name="SourceText">10.105.160.1831</text:span></text:p>
      <text:p text:style-name="PreformattedText"><text:span text:style-name="SourceText">10.108.91.15115</text:span></text:p>
      <text:p text:style-name="PreformattedText"><text:span text:style-name="SourceText">10.109.21.761</text:span></text:p>
      <text:p text:style-name="PreformattedText"><text:span text:style-name="SourceText">10.11.131.40</text:span></text:p>
      <text:p text:style-name="PreformattedText"><text:span text:style-name="SourceText">10.111.71.208</text:span></text:p>
      <text:p text:style-name="PreformattedText"><text:span text:style-name="SourceText">10.112.227.1846</text:span></text:p>
      <text:p text:style-name="PreformattedText"><text:span text:style-name="SourceText">10.114.74.30</text:span></text:p>
      <text:p text:style-name="PreformattedText"><text:span text:style-name="SourceText">10.115.118.78</text:span></text:p>
      <text:p text:style-name="P6"><text:span text:style-name="SourceText">10.117.224.230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onsolas" svg:font-family="Consolas" style:font-family-generic="modern" style:font-pitch="fixed" svg:panose-1="2 11 6 9 2 2 4 3 2 4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style:font-name="Liberation Serif" style:font-name-asian="Noto Serif CJK SC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5%"/>
      <style:text-properties style:font-name="Calibri" style:font-name-asian="Calibri" style:font-name-complex="Times New Roman" fo:font-size="11pt" style:font-size-asian="11pt" style:font-size-complex="11pt" fo:language="en" fo:country="US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PlainText" style:display-name="Plain Text" style:family="paragraph" style:parent-style-name="Standard">
      <style:paragraph-properties fo:margin-bottom="0in" fo:line-height="100%"/>
      <style:text-properties style:font-name="Consolas" style:font-name-asian="Consolas" style:font-name-complex="Consolas" fo:font-size="10.5pt" style:font-size-asian="10.5pt" style:font-size-complex="10.5pt"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PreformattedText" style:display-name="Preformatted Text" style:family="paragraph" style:parent-style-name="Standard">
      <style:paragraph-properties fo:margin-bottom="0in"/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PlainTextChar" style:display-name="Plain Text Char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.0423in" fo:margin-bottom="1in" fo:margin-right="1.04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word</meta:initial-creator>
    <dc:creator>Aditya Rajput</dc:creator>
    <meta:creation-date>2025-02-21T14:34:00Z</meta:creation-date>
    <dc:date>2025-04-12T07:57:00Z</dc:date>
    <meta:template xlink:href="Normal.dotm" xlink:type="simple"/>
    <meta:editing-cycles>6</meta:editing-cycles>
    <meta:editing-duration>PT600S</meta:editing-duration>
    <meta:document-statistic meta:page-count="3" meta:paragraph-count="8" meta:word-count="667" meta:character-count="4467" meta:row-count="31" meta:non-whitespace-character-count="3808"/>
  </office:meta>
</office:document-meta>
</file>